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6443" officeooo:paragraph-rsid="001d6443"/>
    </style:style>
    <style:style style:name="P2" style:family="paragraph" style:parent-style-name="Standard">
      <style:text-properties officeooo:rsid="0022789c" officeooo:paragraph-rsid="0022789c"/>
    </style:style>
    <style:style style:name="P3" style:family="paragraph" style:parent-style-name="Standard">
      <style:text-properties officeooo:rsid="0027ff40" officeooo:paragraph-rsid="0027ff40"/>
    </style:style>
    <style:style style:name="P4" style:family="paragraph" style:parent-style-name="Standard">
      <style:text-properties officeooo:rsid="001d6443" officeooo:paragraph-rsid="001d64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ctionnaires :</text:p>
      <text:p text:style-name="P1"/>
      <text:p text:style-name="P1"># A quick example to show how to build a dictionary</text:p>
      <text:p text:style-name="P1">Dict([("A", 1), ("B", 2),(1,[1,2])])</text:p>
      <text:p text:style-name="P1"/>
      <text:p text:style-name="P1"/>
      <text:p text:style-name="P1">P_dictionary = Dict{Integer,Vector{String}}()</text:p>
      <text:p text:style-name="P1"/>
      <text:p text:style-name="P1"/>
      <text:p text:style-name="P1">dict = Dict{Integer,Vector{String}}()</text:p>
      <text:p text:style-name="P1">for i = 1:size(P,1)</text:p>
      <text:p text:style-name="P1"><text:s text:c="4"/>year,lang = P[i,:]</text:p>
      <text:p text:style-name="P1"><text:s text:c="4"/>if year in keys(dict)</text:p>
      <text:p text:style-name="P1"><text:s text:c="8"/>dict[year] = push!(dict[year],lang) </text:p>
      <text:p text:style-name="P1"><text:s text:c="8"/># note that push! is not our favorite thing to do in Julia, </text:p>
      <text:p text:style-name="P1"><text:s text:c="8"/># but we're focusing on correctness rather than speed here</text:p>
      <text:p text:style-name="P1"><text:s text:c="4"/>else</text:p>
      <text:p text:style-name="P1"><text:s text:c="8"/>dict[year] = [lang]</text:p>
      <text:p text:style-name="P1"><text:s text:c="4"/>end</text:p>
      <text:p text:style-name="P1">end</text:p>
      <text:p text:style-name="P1"/>
      <text:p text:style-name="P1">curyear = P_df.year[1]</text:p>
      <text:p text:style-name="P1">P_dictionary[curyear] = [P_df.language[1]]</text:p>
      <text:p text:style-name="P1">for (i,nextyear) in enumerate(P_df.year[2:end])</text:p>
      <text:p text:style-name="P1"><text:s text:c="4"/>if nextyear == curyear</text:p>
      <text:p text:style-name="P1"><text:s text:c="8"/>#same key</text:p>
      <text:p text:style-name="P1"><text:s text:c="8"/>P_dictionary[curyear] = push!(P_dictionary[curyear],P_df.language[i+1])</text:p>
      <text:p text:style-name="P1"><text:s text:c="8"/># note that push! is not our favorite thing to do in Julia, </text:p>
      <text:p text:style-name="P1"><text:s text:c="8"/># but we're focusing on correctness rather than speed here</text:p>
      <text:p text:style-name="P1"><text:s text:c="4"/>else</text:p>
      <text:p text:style-name="P1"><text:s text:c="8"/>curyear = nextyear</text:p>
      <text:p text:style-name="P1"><text:s text:c="8"/>P_dictionary[curyear] = [P_df.language[i+1]]</text:p>
      <text:p text:style-name="P1"><text:s text:c="4"/>end</text:p>
      <text:p text:style-name="P1">end</text:p>
      <text:p text:style-name="P1"/>
      <text:p text:style-name="P1"/>
      <text:p text:style-name="P1">function year_created(P_dictionary,language::String)</text:p>
      <text:p text:style-name="P1"><text:s text:c="4"/>keys_vec = collect(keys(P_dictionary))</text:p>
      <text:p text:style-name="P1"><text:s text:c="4"/>lookup = map(keyid -&gt; findfirst(P_dictionary[keyid].==language),keys_vec)</text:p>
      <text:p text:style-name="P1"><text:s text:c="4"/># now the lookup vector has `nothing` or a numeric value. We want to find the index of the numeric value.</text:p>
      <text:p text:style-name="P1"><text:s text:c="4"/>return keys_vec[findfirst((!isnothing).(lookup))]</text:p>
      <text:p text:style-name="P1">end</text:p>
      <text:p text:style-name="P1">year_created(P_dictionary,"Julia")</text:p>
      <text:p text:style-name="P1"/>
      <text:p text:style-name="P1"/>
      <text:p text:style-name="P1"/>
      <text:p text:style-name="P1"/>
      <text:p text:style-name="P1"/>
      <text:p text:style-name="P2"><text:soft-page-break/>RGB images:</text:p>
      <text:p text:style-name="P2"/>
      <text:p text:style-name="P2"/>
      <text:p text:style-name="P2">@show typeof(X1)</text:p>
      <text:p text:style-name="P2">X1[1,1] # this is pixel [1,1]</text:p>
      <text:p text:style-name="P2"/>
      <text:p text:style-name="P2">Xgray = Gray.(X1)</text:p>
      <text:p text:style-name="P2"/>
      <text:p text:style-name="P2"/>
      <text:p text:style-name="P2">We can easily extract the RGB layers from the image. We will make use of the <text:span text:style-name="Source_20_Text">reshape</text:span> function below to reshape a vector to a matrix.</text:p>
      <text:p text:style-name="P2"/>
      <text:p text:style-name="P2"/>
      <text:p text:style-name="P2">R = map(i-&gt;X1[i].r,1:length(X1))</text:p>
      <text:p text:style-name="P2">R = Float64.(reshape(R,size(X1)...))</text:p>
      <text:p text:style-name="P2"/>
      <text:p text:style-name="P2">G = map(i-&gt;X1[i].g,1:length(X1))</text:p>
      <text:p text:style-name="P2">G = Float64.(reshape(G,size(X1)...))</text:p>
      <text:p text:style-name="P2"/>
      <text:p text:style-name="P2">B = map(i-&gt;X1[i].b,1:length(X1))</text:p>
      <text:p text:style-name="P2">B = Float64.(reshape(B,size(X1)…)) ;</text:p>
      <text:p text:style-name="P2"/>
      <text:p text:style-name="P2"/>
      <text:p text:style-name="P2"/>
      <text:p text:style-name="P2">Z = zeros(size(R)...) # just a matrix of all zeros of equal size as the image</text:p>
      <text:p text:style-name="P2">RGB.(Z,G,Z)</text:p>
      <text:p text:style-name="P2"/>
      <text:p text:style-name="P2"/>
      <text:p text:style-name="P2"/>
      <text:p text:style-name="P2"/>
      <text:p text:style-name="P2"/>
      <text:p text:style-name="P1"/>
      <text:p text:style-name="P3">Iterations en julia, très étonnate !!</text:p>
      <text:p text:style-name="P3"/>
      <text:p text:style-name="P3"/>
      <text:p text:style-name="P3">i = 1:100</text:p>
      <text:p text:style-name="P3">u1 = SVD_V.U[:,i]</text:p>
      <text:p text:style-name="P3">v1 = SVD_V.V[:,i]</text:p>
      <text:p text:style-name="P3">img1 = u1*spdiagm(0=&gt;SVD_V.S[i])*v1'</text:p>
      <text:p text:style-name="P3">Gray.(img1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7T16:49:27.441172580</meta:creation-date>
    <meta:generator>LibreOffice/6.0.7.3$Linux_X86_64 LibreOffice_project/00m0$Build-3</meta:generator>
    <dc:date>2021-09-23T09:35:13.494669998</dc:date>
    <meta:editing-duration>PT1H33M20S</meta:editing-duration>
    <meta:editing-cycles>12</meta:editing-cycles>
    <meta:document-statistic meta:table-count="0" meta:image-count="0" meta:object-count="0" meta:page-count="2" meta:paragraph-count="54" meta:word-count="246" meta:character-count="1930" meta:non-whitespace-character-count="1611"/>
  </office:meta>
</office:document-meta>
</file>